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imized_buy_actions" table:style-name="ta1">
        <table:shapes>
          <draw:frame draw:z-index="0" draw:style-name="gr1" draw:text-style-name="P1" svg:width="12.672cm" svg:height="7.304cm" svg:x="17.721cm" svg:y="11.821cm">
            <draw:object draw:notify-on-update-of-ranges="optimized_buy_actions.G3:optimized_buy_actions.G3 optimized_buy_actions.G4:optimized_buy_actions.G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795cm" svg:height="7.198cm" svg:x="17.696cm" svg:y="3.1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default-cell-style-name="ce14"/>
        <table:table-column table:style-name="co2" table:default-cell-style-name="ce1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9" office:value-type="string" calcext:value-type="string" table:number-columns-spanned="3" table:number-rows-spanned="1">
            <text:p>MÉTHODE BRUTE FORCE</text:p>
          </table:table-cell>
          <table:covered-table-cell table:style-name="ce15"/>
          <table:covered-table-cell table:style-name="ce18"/>
          <table:table-cell/>
          <table:table-cell table:style-name="ce9" office:value-type="string" calcext:value-type="string" table:number-columns-spanned="3" table:number-rows-spanned="1">
            <text:p>MÉTHODE OPTIMISÉ</text:p>
          </table:table-cell>
          <table:covered-table-cell table:style-name="ce15"/>
          <table:covered-table-cell table:style-name="ce18"/>
          <table:table-cell table:number-columns-repeated="1017"/>
        </table:table-row>
        <table:table-row table:style-name="ro1">
          <table:table-cell table:style-name="ce10"/>
          <table:table-cell table:style-name="ce15"/>
          <table:table-cell table:style-name="ce18"/>
          <table:table-cell/>
          <table:table-cell table:style-name="ce10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1" office:value-type="string" calcext:value-type="string">
            <text:p>nb_actions</text:p>
          </table:table-cell>
          <table:table-cell table:style-name="ce16" office:value-type="string" calcext:value-type="string">
            <text:p>nb_iterations</text:p>
          </table:table-cell>
          <table:table-cell table:style-name="ce19" office:value-type="string" calcext:value-type="string">
            <text:p>time (secondes)</text:p>
          </table:table-cell>
          <table:table-cell/>
          <table:table-cell table:style-name="ce11" office:value-type="string" calcext:value-type="string">
            <text:p>nb_actions</text:p>
          </table:table-cell>
          <table:table-cell table:style-name="ce16" office:value-type="string" calcext:value-type="string">
            <text:p>nb_iterations</text:p>
          </table:table-cell>
          <table:table-cell table:style-name="ce19" office:value-type="string" calcext:value-type="string">
            <text:p>time (secondes)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9" office:value-type="string" calcext:value-type="string" table:number-columns-spanned="3" table:number-rows-spanned="1">
            <text:p>MÉTHODE BRUTE FORCE</text:p>
          </table:table-cell>
          <table:covered-table-cell table:style-name="ce15"/>
          <table:covered-table-cell table:style-name="ce18"/>
          <table:table-cell table:number-columns-repeated="101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float" office:value="3275" calcext:value-type="float">
            <text:p>3275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office:value-type="float" office:value="7079" calcext:value-type="float">
            <text:p>7079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office:value-type="float" office:value="11793" calcext:value-type="float">
            <text:p>11793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float" office:value="26426" calcext:value-type="float">
            <text:p>26426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office:value-type="float" office:value="51164" calcext:value-type="float">
            <text:p>51164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office:value-type="float" office:value="72246" calcext:value-type="float">
            <text:p>72246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office:value-type="float" office:value="134386" calcext:value-type="float">
            <text:p>134386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office:value-type="float" office:value="178269" calcext:value-type="float">
            <text:p>178269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228539" calcext:value-type="float">
            <text:p>228539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office:value-type="float" office:value="293511" calcext:value-type="float">
            <text:p>293511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office:value-type="float" office:value="437342" calcext:value-type="float">
            <text:p>437342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office:value-type="float" office:value="596870" calcext:value-type="float">
            <text:p>596870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office:value-type="float" office:value="1088754" calcext:value-type="float">
            <text:p>1088754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float" office:value="3917412" calcext:value-type="float">
            <text:p>3917412</text:p>
          </table:table-cell>
          <table:table-cell table:style-name="ce20" office:value-type="float" office:value="5" calcext:value-type="float">
            <text:p>5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office:value-type="float" office:value="5429074" calcext:value-type="float">
            <text:p>5429074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office:value-type="float" office:value="6397843" calcext:value-type="float">
            <text:p>6397843</text:p>
          </table:table-cell>
          <table:table-cell table:style-name="ce20" office:value-type="float" office:value="8" calcext:value-type="float">
            <text:p>8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office:value-type="float" office:value="6816986" calcext:value-type="float">
            <text:p>6816986</text:p>
          </table:table-cell>
          <table:table-cell table:style-name="ce20" office:value-type="float" office:value="9" calcext:value-type="float">
            <text:p>9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  <table:table-cell table:style-name="ce9" table:number-columns-spanned="3" table:number-rows-spanned="1"/>
          <table:covered-table-cell table:style-name="ce15"/>
          <table:covered-table-cell table:style-name="ce1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office:value-type="float" office:value="8179646" calcext:value-type="float">
            <text:p>8179646</text:p>
          </table:table-cell>
          <table:table-cell table:style-name="ce20" office:value-type="float" office:value="11" calcext:value-type="float">
            <text:p>11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office:value-type="float" office:value="9047469" calcext:value-type="float">
            <text:p>9047469</text:p>
          </table:table-cell>
          <table:table-cell table:style-name="ce20" office:value-type="float" office:value="12" calcext:value-type="float">
            <text:p>12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office:value-type="float" office:value="10648273" calcext:value-type="float">
            <text:p>10648273</text:p>
          </table:table-cell>
          <table:table-cell table:style-name="ce20" office:value-type="float" office:value="14" calcext:value-type="float">
            <text:p>14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9" office:value-type="string" calcext:value-type="string" table:number-columns-spanned="3" table:number-rows-spanned="1">
            <text:p>MÉTHODE OPTIMISÉ</text:p>
          </table:table-cell>
          <table:covered-table-cell table:style-name="ce15"/>
          <table:covered-table-cell table:style-name="ce18"/>
          <table:table-cell table:number-columns-repeated="1013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office:value-type="float" office:value="12297816" calcext:value-type="float">
            <text:p>12297816</text:p>
          </table:table-cell>
          <table:table-cell table:style-name="ce20" office:value-type="float" office:value="16" calcext:value-type="float">
            <text:p>16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office:value-type="float" office:value="14453418" calcext:value-type="float">
            <text:p>14453418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office:value-type="float" office:value="17489586" calcext:value-type="float">
            <text:p>17489586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office:value-type="float" office:value="19770459" calcext:value-type="float">
            <text:p>19770459</text:p>
          </table:table-cell>
          <table:table-cell table:style-name="ce20" office:value-type="float" office:value="28" calcext:value-type="float">
            <text:p>28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office:value-type="float" office:value="20530454" calcext:value-type="float">
            <text:p>20530454</text:p>
          </table:table-cell>
          <table:table-cell table:style-name="ce20" office:value-type="float" office:value="30" calcext:value-type="float">
            <text:p>30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office:value-type="float" office:value="23215902" calcext:value-type="float">
            <text:p>23215902</text:p>
          </table:table-cell>
          <table:table-cell table:style-name="ce20" office:value-type="float" office:value="33" calcext:value-type="float">
            <text:p>33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office:value-type="float" office:value="24803607" calcext:value-type="float">
            <text:p>24803607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office:value-type="float" office:value="27841827" calcext:value-type="float">
            <text:p>27841827</text:p>
          </table:table-cell>
          <table:table-cell table:style-name="ce20" office:value-type="float" office:value="42" calcext:value-type="float">
            <text:p>42</text:p>
          </table:table-cell>
          <table:table-cell/>
          <table:table-cell table:style-name="ce12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office:value-type="float" office:value="30894067" calcext:value-type="float">
            <text:p>30894067</text:p>
          </table:table-cell>
          <table:table-cell table:style-name="ce20" office:value-type="float" office:value="45" calcext:value-type="float">
            <text:p>45</text:p>
          </table:table-cell>
          <table:table-cell/>
          <table:table-cell table:style-name="ce1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office:value-type="float" office:value="35035917" calcext:value-type="float">
            <text:p>35035917</text:p>
          </table:table-cell>
          <table:table-cell table:style-name="ce20" office:value-type="float" office:value="54" calcext:value-type="float">
            <text:p>54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office:value-type="float" office:value="38876898" calcext:value-type="float">
            <text:p>38876898</text:p>
          </table:table-cell>
          <table:table-cell table:style-name="ce20" office:value-type="float" office:value="59" calcext:value-type="float">
            <text:p>59</text:p>
          </table:table-cell>
          <table:table-cell/>
          <table:table-cell table:style-name="ce1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office:value-type="float" office:value="40444527" calcext:value-type="float">
            <text:p>40444527</text:p>
          </table:table-cell>
          <table:table-cell table:style-name="ce20" office:value-type="float" office:value="65" calcext:value-type="float">
            <text:p>65</text:p>
          </table:table-cell>
          <table:table-cell/>
          <table:table-cell table:style-name="ce1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office:value-type="float" office:value="42036117" calcext:value-type="float">
            <text:p>42036117</text:p>
          </table:table-cell>
          <table:table-cell table:style-name="ce20" office:value-type="float" office:value="69" calcext:value-type="float">
            <text:p>69</text:p>
          </table:table-cell>
          <table:table-cell/>
          <table:table-cell table:style-name="ce1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office:value-type="float" office:value="46047023" calcext:value-type="float">
            <text:p>46047023</text:p>
          </table:table-cell>
          <table:table-cell table:style-name="ce20" office:value-type="float" office:value="76" calcext:value-type="float">
            <text:p>76</text:p>
          </table:table-cell>
          <table:table-cell/>
          <table:table-cell table:style-name="ce12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office:value-type="float" office:value="50641230" calcext:value-type="float">
            <text:p>50641230</text:p>
          </table:table-cell>
          <table:table-cell table:style-name="ce20" office:value-type="float" office:value="83" calcext:value-type="float">
            <text:p>83</text:p>
          </table:table-cell>
          <table:table-cell/>
          <table:table-cell table:style-name="ce1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office:value-type="float" office:value="56514569" calcext:value-type="float">
            <text:p>56514569</text:p>
          </table:table-cell>
          <table:table-cell table:style-name="ce20" office:value-type="float" office:value="95" calcext:value-type="float">
            <text:p>95</text:p>
          </table:table-cell>
          <table:table-cell/>
          <table:table-cell table:style-name="ce1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61234073" calcext:value-type="float">
            <text:p>61234073</text:p>
          </table:table-cell>
          <table:table-cell table:style-name="ce21" office:value-type="float" office:value="101" calcext:value-type="float">
            <text:p>101</text:p>
          </table:table-cell>
          <table:table-cell/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31" calcext:value-type="float">
            <text:p>3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7:37:46.9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1T17:40:54.088000000</dc:date>
    <meta:editing-duration>PT6M35S</meta:editing-duration>
    <meta:editing-cycles>2</meta:editing-cycles>
    <meta:generator>LibreOffice/7.1.1.2$Windows_X86_64 LibreOffice_project/fe0b08f4af1bacafe4c7ecc87ce55bb426164676</meta:generator>
    <meta:document-statistic meta:table-count="1" meta:cell-count="25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73cm" svg:height="7.305cm" xlink:href=".." xlink:type="simple" chart:class="chart:line" chart:style-name="ch1">
        <chart:legend chart:legend-position="end" svg:x="8.868cm" svg:y="3.353cm" style:legend-expansion="high" chart:style-name="ch2"/>
        <chart:plot-area chart:style-name="ch3" table:cell-range-address="optimized_buy_actions.G3:optimized_buy_actions.G43" chart:data-source-has-labels="row" svg:x="0.253cm" svg:y="0.146cm" svg:width="8.362cm" svg:height="7.013cm">
          <chart:coordinate-region svg:x="0.98cm" svg:y="0.345cm" svg:width="7.496cm" svg:height="6.0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mized_buy_actions.G4:optimized_buy_actions.G43" chart:label-cell-address="optimized_buy_actions.G3:optimized_buy_actions.G3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es)</text:p>
                <draw:g>
                  <svg:desc>optimized_buy_actions.G3:optimized_buy_actions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ptimized_buy_actions.G4:optimized_buy_actions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96cm" svg:height="7.199cm" xlink:href="." xlink:type="simple" chart:class="chart:line" chart:style-name="ch1">
        <chart:legend chart:legend-position="end" svg:x="8.991cm" svg:y="3.3cm" style:legend-expansion="high" chart:style-name="ch2"/>
        <chart:plot-area chart:style-name="ch3" chart:data-source-has-labels="both" svg:x="0.255cm" svg:y="0.143cm" svg:width="8.481cm" svg:height="6.913cm">
          <chart:coordinate-region svg:x="0.876cm" svg:y="0.342cm" svg:width="7.534cm" svg:height="5.922cm"/>
          <chart:axis chart:dimension="x" chart:name="primary-x" chart:style-name="ch4" chartooo:axis-type="text">
            <chart:categories table:cell-range-address="local-table.$A$2:.$A$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1" chart:label-cell-address="local-table.$B$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e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